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Langenburg 3</text:p>
          </table:table-cell>
          <table:table-cell office:value-type="string">
            <text:p>KC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alvary Temple 1</text:p>
          </table:table-cell>
          <table:table-cell office:value-type="string">
            <text:p>KC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adelphia 1</text:p>
          </table:table-cell>
          <table:table-cell office:value-type="string">
            <text:p>KC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Colton Schnee</text:p>
          </table:table-cell>
          <table:table-cell office:value-type="string">
            <text:p>Langenburg 3</text:p>
          </table:table-cell>
          <table:table-cell office:value-type="string">
            <text:p>KC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hane Anderson</text:p>
          </table:table-cell>
          <table:table-cell office:value-type="string">
            <text:p>Langenburg 3</text:p>
          </table:table-cell>
          <table:table-cell office:value-type="string">
            <text:p>K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organ Hatt</text:p>
          </table:table-cell>
          <table:table-cell office:value-type="string">
            <text:p>Langenburg 3</text:p>
          </table:table-cell>
          <table:table-cell office:value-type="string">
            <text:p>KC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Frederick Hrycak</text:p>
          </table:table-cell>
          <table:table-cell office:value-type="string">
            <text:p>Langenburg 3</text:p>
          </table:table-cell>
          <table:table-cell office:value-type="string">
            <text:p>KC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ngenburg 3</text:p>
          </table:table-cell>
          <table:table-cell office:value-type="string">
            <text:p>K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rson Wiebe #</text:p>
          </table:table-cell>
          <table:table-cell office:value-type="string">
            <text:p>Calvary Temple 1</text:p>
          </table:table-cell>
          <table:table-cell office:value-type="string">
            <text:p>K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Kacia Beaulieu</text:p>
          </table:table-cell>
          <table:table-cell office:value-type="string">
            <text:p>Calvary Temple 1</text:p>
          </table:table-cell>
          <table:table-cell office:value-type="string">
            <text:p>KC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am Danko</text:p>
          </table:table-cell>
          <table:table-cell office:value-type="string">
            <text:p>Calvary Temple 1</text:p>
          </table:table-cell>
          <table:table-cell office:value-type="string">
            <text:p>K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K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K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Zoe Mau #</text:p>
          </table:table-cell>
          <table:table-cell office:value-type="string">
            <text:p>Philadelphia 1</text:p>
          </table:table-cell>
          <table:table-cell office:value-type="string">
            <text:p>K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idi Mau</text:p>
          </table:table-cell>
          <table:table-cell office:value-type="string">
            <text:p>Philadelphia 1</text:p>
          </table:table-cell>
          <table:table-cell office:value-type="string">
            <text:p>KC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ymric Abrahamson</text:p>
          </table:table-cell>
          <table:table-cell office:value-type="string">
            <text:p>Philadelphia 1</text:p>
          </table:table-cell>
          <table:table-cell office:value-type="string">
            <text:p>KC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resa Friesen</text:p>
          </table:table-cell>
          <table:table-cell office:value-type="string">
            <text:p>Philadelphia 1</text:p>
          </table:table-cell>
          <table:table-cell office:value-type="string">
            <text:p>K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hiladelphia 1</text:p>
          </table:table-cell>
          <table:table-cell office:value-type="string">
            <text:p>KC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5:45.04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